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214c5f" officeooo:paragraph-rsid="00214c5f"/>
    </style:style>
    <style:style style:name="P2" style:family="paragraph" style:parent-style-name="Preformatted_20_Text">
      <style:text-properties officeooo:paragraph-rsid="002e03fd"/>
    </style:style>
    <style:style style:name="P3" style:family="paragraph" style:parent-style-name="Preformatted_20_Text">
      <style:paragraph-properties fo:margin-top="0in" fo:margin-bottom="0.1965in" loext:contextual-spacing="false"/>
    </style:style>
    <style:style style:name="P4" style:family="paragraph" style:parent-style-name="Preformatted_20_Text">
      <style:paragraph-properties fo:margin-top="0in" fo:margin-bottom="0.1965in" loext:contextual-spacing="false"/>
      <style:text-properties officeooo:paragraph-rsid="002a316a"/>
    </style:style>
    <style:style style:name="P5" style:family="paragraph" style:parent-style-name="Preformatted_20_Text">
      <style:paragraph-properties fo:margin-top="0in" fo:margin-bottom="0.1965in" loext:contextual-spacing="false"/>
      <style:text-properties officeooo:rsid="002b4f5a" officeooo:paragraph-rsid="002b4f5a"/>
    </style:style>
    <style:style style:name="P6" style:family="paragraph" style:parent-style-name="Preformatted_20_Text">
      <style:paragraph-properties fo:margin-top="0in" fo:margin-bottom="0.1965in" loext:contextual-spacing="false"/>
      <style:text-properties officeooo:paragraph-rsid="002be53e"/>
    </style:style>
    <style:style style:name="P7" style:family="paragraph" style:parent-style-name="Preformatted_20_Text">
      <style:paragraph-properties fo:margin-top="0in" fo:margin-bottom="0.1965in" loext:contextual-spacing="false"/>
      <style:text-properties officeooo:paragraph-rsid="003cfa4c"/>
    </style:style>
    <style:style style:name="T1" style:family="text">
      <style:text-properties officeooo:rsid="002638c3"/>
    </style:style>
    <style:style style:name="T2" style:family="text">
      <style:text-properties fo:font-weight="bold"/>
    </style:style>
    <style:style style:name="T3" style:family="text">
      <style:text-properties officeooo:rsid="002be53e"/>
    </style:style>
    <style:style style:name="T4" style:family="text">
      <style:text-properties officeooo:rsid="002c9aae"/>
    </style:style>
    <style:style style:name="T5" style:family="text">
      <style:text-properties officeooo:rsid="002cee8f"/>
    </style:style>
    <style:style style:name="T6" style:family="text">
      <style:text-properties officeooo:rsid="0030ee22"/>
    </style:style>
    <style:style style:name="T7" style:family="text">
      <style:text-properties officeooo:rsid="0034fdd5"/>
    </style:style>
    <style:style style:name="T8" style:family="text">
      <style:text-properties officeooo:rsid="0037bee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a xlink:type="simple" xlink:href="https://www.youtube.com/watch?v=BrVHwQ-SJUA" text:style-name="Internet_20_link" text:visited-style-name="Visited_20_Internet_20_Link">https://www.youtube.com/watch?v=BrVHwQ-SJUA</text:a></text:p>
      <text:p text:style-name="Standard"/>
      <text:p text:style-name="Standard"/>
      <text:p text:style-name="Standard"/>
      <text:p text:style-name="P1">GIT&gt;&gt;&gt;</text:p>
      <text:p text:style-name="P1"><text:a xlink:type="simple" xlink:href="https://www.youtube.com/watch?v=9FJwue2Eqao" text:style-name="Internet_20_link" text:visited-style-name="Visited_20_Internet_20_Link">https://www.youtube.com/watch?v=9FJwue2Eqao</text:a></text:p>
      <text:p text:style-name="P1"/>
      <text:p text:style-name="P1">AND</text:p>
      <text:p text:style-name="P1"/>
      <text:p text:style-name="P1">https://www.dj4e.com/assn/dj4e_github.md</text:p>
      <text:p text:style-name="Standard"/>
      <text:p text:style-name="Standard"/>
      <text:p text:style-name="Standard">…………………………………………………………..</text:p>
      <text:p text:style-name="Standard"><text:span text:style-name="T7">&gt;&gt;</text:span><text:a xlink:type="simple" xlink:href="https://github.com/bulbul10/sm_erp_proj.git" text:style-name="Internet_20_link" text:visited-style-name="Visited_20_Internet_20_Link">https://github.com/bulbul10/sm_erp_proj.git</text:a></text:p>
      <text:p text:style-name="Standard"/>
      <text:p text:style-name="Standard">https://github.com/bulbul10/sm_erp_proj</text:p>
      <text:p text:style-name="Standard">………………………………………………………...</text:p>
      <text:p text:style-name="Standard"/>
      <text:p text:style-name="Standard"/>
      <text:p text:style-name="Standard"/>
      <text:p text:style-name="Standard"><text:span text:style-name="Source_20_Text">git add -u :/</text:span> adds all modified file changes to the stage <text:span text:style-name="Source_20_Text">git add * :/</text:span></text:p>
      <text:p text:style-name="Standard"><text:span text:style-name="Source_20_Text"/></text:p>
      <text:p text:style-name="Preformatted_20_Text"><text:span text:style-name="Source_20_Text">git commit -m "first commit" </text:span></text:p>
      <text:p text:style-name="Preformatted_20_Text"><text:span text:style-name="Source_20_Text">git remote add origin</text:span></text:p>
      <text:p text:style-name="P3"><text:span text:style-name="Source_20_Text">git push -u origin master</text:span></text:p>
      <text:p text:style-name="Standard"><text:span text:style-name="Source_20_Text"/></text:p>
      <text:p text:style-name="Standard"><text:span text:style-name="Source_20_Text"/></text:p>
      <text:p text:style-name="Standard"><text:span text:style-name="Source_20_Text"/></text:p>
      <text:p text:style-name="Standard"><text:span text:style-name="Source_20_Text">Python 3.6.9</text:span></text:p>
      <text:p text:style-name="Standard"><text:span text:style-name="Source_20_Text"/></text:p>
      <text:p text:style-name="Preformatted_20_Text"><text:span text:style-name="Source_20_Text">(venv) &gt; python</text:span><text:span text:style-name="Source_20_Text"><text:span text:style-name="T1">3</text:span></text:span><text:span text:style-name="Source_20_Text"> manage.py makemigrations</text:span></text:p>
      <text:p text:style-name="Preformatted_20_Text">(venv) &gt; python<text:span text:style-name="T1">3</text:span> manage.py migrate</text:p>
      <text:p text:style-name="P3">(venv) &gt; python<text:span text:style-name="T1">3</text:span> manage.py createsuperuser</text:p>
      <text:p text:style-name="P3">sudo -s</text:p>
      <text:p text:style-name="P3">WD78QZG6</text:p>
      <text:p text:style-name="P3">………………………………………………………………………………………………………………………………………</text:p>
      <text:p text:style-name="P7"><text:s/>nano ~/sm/sm_erp_proj/sm_erp_proj/settings.py</text:p>
      <text:p text:style-name="P3">--------------------------------------------------</text:p>
      <text:p text:style-name="P3"/>
      <text:p text:style-name="P3">WD78QZG6</text:p>
      <text:p text:style-name="P3">source ~/sm/myenv/bin/activate <text:s/></text:p>
      <text:p text:style-name="P3">python<text:span text:style-name="T4">3</text:span> manage.py migrate</text:p>
      <text:p text:style-name="P3"><text:span text:style-name="T4">p</text:span>ython<text:span text:style-name="T4">3</text:span> manage.py createsuperuser</text:p>
      <text:p text:style-name="P3"><text:soft-page-break/><text:span text:style-name="Source_20_Text">sudo fuser -k </text:span><text:span text:style-name="Source_20_Text"><text:span text:style-name="T5">5</text:span></text:span><text:span text:style-name="Source_20_Text">000/tcp</text:span></text:p>
      <text:p text:style-name="P6">python<text:span text:style-name="T3">3</text:span> manage.py <text:span text:style-name="T3">runserver</text:span> <text:s/>167.172.151.76:5000</text:p>
      <text:p text:style-name="P3"><text:s/>kill `lsof -i :5000`</text:p>
      <text:p text:style-name="P3"><text:span text:style-name="T8">cd </text:span>~/sm/sm_erp_proj</text:p>
      <text:p text:style-name="P3"><text:s/>python3 manage.py runserver <text:s/>167.172.151.76:5000</text:p>
      <text:p text:style-name="P4">gunicorn --bind 167.172.151.76:5000 <text:span text:style-name="T2">sm_erp_proj</text:span>.wsgi:application</text:p>
      <text:p text:style-name="P3"/>
      <text:p text:style-name="P3">[Unit]</text:p>
      <text:p text:style-name="Preformatted_20_Text">Description=gunicorn service</text:p>
      <text:p text:style-name="Preformatted_20_Text">After=network.target</text:p>
      <text:p text:style-name="Preformatted_20_Text">-------------------------------------------------------</text:p>
      <text:p text:style-name="Preformatted_20_Text"><text:span text:style-name="Source_20_Text">[Service]</text:span></text:p>
      <text:p text:style-name="Preformatted_20_Text"><text:span text:style-name="Source_20_Text">User=</text:span><text:span text:style-name="Source_20_Text"><text:span text:style-name="T6">hrm</text:span></text:span></text:p>
      <text:p text:style-name="Preformatted_20_Text"><text:span text:style-name="Source_20_Text">#User=root</text:span></text:p>
      <text:p text:style-name="Preformatted_20_Text"><text:span text:style-name="Source_20_Text">Group=www-data</text:span></text:p>
      <text:p text:style-name="Preformatted_20_Text"><text:span text:style-name="Source_20_Text">#WorkingDirectory=/home/hrm/SM_ERP/sm_erp_proj/sm_erp_proj</text:span></text:p>
      <text:p text:style-name="Preformatted_20_Text"><text:span text:style-name="Source_20_Text">WorkingDirectory=/home/hrm/SM_ERP/sm_erp_proj</text:span></text:p>
      <text:p text:style-name="Preformatted_20_Text"><text:span text:style-name="Source_20_Text">ExecStart=/home/hrm/SM_ERP/venv/bin/gunicorn \</text:span></text:p>
      <text:p text:style-name="Preformatted_20_Text"><text:span text:style-name="Source_20_Text"><text:s text:c="10"/>--access-logfile - \</text:span></text:p>
      <text:p text:style-name="Preformatted_20_Text"><text:span text:style-name="Source_20_Text"><text:s text:c="10"/>--workers 3 \</text:span></text:p>
      <text:p text:style-name="Preformatted_20_Text"><text:span text:style-name="Source_20_Text"><text:s text:c="10"/>--bind unix:/home/hrm/SM_ERP/sm_erp_proj/sm_erp_proj.sock \</text:span></text:p>
      <text:p text:style-name="Preformatted_20_Text"><text:span text:style-name="Source_20_Text"><text:s text:c="10"/>#--bind unix:/run/gunicorn.sock \</text:span></text:p>
      <text:p text:style-name="Preformatted_20_Text"><text:span text:style-name="Source_20_Text"><text:s text:c="10"/>myapp.wsgi:application</text:span></text:p>
      <text:p text:style-name="Preformatted_20_Text"/>
      <text:p text:style-name="Preformatted_20_Text"><text:span text:style-name="Source_20_Text">[Install]</text:span></text:p>
      <text:p text:style-name="P3"><text:span text:style-name="Source_20_Text">WantedBy=sockets.target</text:span></text:p>
      <text:p text:style-name="Preformatted_20_Text"/>
      <text:p text:style-name="P3">---------------------------------------------------------</text:p>
      <text:p text:style-name="P3"/>
      <text:p text:style-name="P5">error…</text:p>
      <text:p text:style-name="P5">Not Found: /static/admin/css/base.css</text:p>
      <text:p text:style-name="P5">Not Found: /static/admin/css/login.css</text:p>
      <text:p text:style-name="P5">Not Found: /static/admin/css/responsive.css</text:p>
      <text:p text:style-name="Preformatted_20_Text"><text:span text:style-name="Source_20_Text">server {</text:span></text:p>
      <text:p text:style-name="Preformatted_20_Text"><text:s text:c="7"/>listen 80;</text:p>
      <text:p text:style-name="P2"><text:s text:c="7"/>server_name 167.172.151.76<text:span text:style-name="T2">;</text:span></text:p>
      <text:p text:style-name="Preformatted_20_Text"><text:s text:c="7"/>location = /favicon.ico {access_log off;log_not_found off;}</text:p>
      <text:p text:style-name="Preformatted_20_Text"><text:s text:c="7"/></text:p>
      <text:p text:style-name="Preformatted_20_Text"><text:s text:c="7"/>location /static/ {</text:p>
      <text:p text:style-name="P2"><text:s text:c="12"/>root <text:span text:style-name="T2">/home/hrm/SM_ERP/sm_erp_proj</text:span>; <text:s text:c="3"/></text:p>
      <text:p text:style-name="Preformatted_20_Text"><text:s text:c="7"/>}</text:p>
      <text:p text:style-name="Preformatted_20_Text"/>
      <text:p text:style-name="Preformatted_20_Text"><text:s text:c="7"/>location /media/ {</text:p>
      <text:p text:style-name="P2"><text:s text:c="12"/>root <text:span text:style-name="T2">/home/hrm/SM_ERP/sm_erp_proj</text:span>;</text:p>
      <text:p text:style-name="Preformatted_20_Text"><text:s text:c="7"/>}</text:p>
      <text:p text:style-name="Preformatted_20_Text"><text:soft-page-break/></text:p>
      <text:p text:style-name="Preformatted_20_Text"><text:s text:c="7"/>location = / {</text:p>
      <text:p text:style-name="Preformatted_20_Text"><text:s text:c="12"/>include proxy_params;</text:p>
      <text:p text:style-name="P2"><text:s text:c="12"/>proxy_pass <text:a xlink:type="simple" xlink:href="http://unix:/home/" text:style-name="Internet_20_link" text:visited-style-name="Visited_20_Internet_20_Link">http://unix:/</text:a>home/<text:span text:style-name="T2">hrm/SM_ERP/sm_erp_proj/sm_erp_proj .sock</text:span>;</text:p>
      <text:p text:style-name="Preformatted_20_Text"><text:s text:c="6"/>}</text:p>
      <text:p text:style-name="P3">}</text:p>
      <text:p text:style-name="Standard"><text:span text:style-name="Source_20_Text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9T20:41:15.363685072</meta:creation-date>
    <dc:date>2020-04-02T10:30:53.292058380</dc:date>
    <meta:editing-duration>PT19H57M36S</meta:editing-duration>
    <meta:editing-cycles>7</meta:editing-cycles>
    <meta:generator>LibreOffice/6.0.7.3$Linux_X86_64 LibreOffice_project/00m0$Build-3</meta:generator>
    <meta:document-statistic meta:table-count="0" meta:image-count="0" meta:object-count="0" meta:page-count="3" meta:paragraph-count="71" meta:word-count="173" meta:character-count="2172" meta:non-whitespace-character-count="1895"/>
  </office:meta>
</office:document-meta>
</file>